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3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a xlink:type="simple" xlink:href="https://rockingsoccer.com/lv/futbols/help/home/category-7/article-68" text:style-name="Internet_20_link" text:visited-style-name="Visited_20_Internet_20_Link">https://rockingsoccer.com/lv/futbols/help/home/category-7/article-68</text:a></text:h>
      <text:h text:style-name="P3" text:outline-level="1">Turnīri: U21 Čempionu Kauss</text:h>
      <text:p text:style-name="P1">U21 Čempionu Kauss ir turnīrs, kurā piedalās katras valsts U21 vietējais čempions. Šajā turnīrā nepastāv divīziju iedalījums pa kontinentiem, <office:annotation office:name="__Annotation__1_2145712304"><dc:creator>Nezināms autors</dc:creator><dc:date>2018-11-11T18:27:13.017000000</dc:date><text:p text:style-name="P4"><text:span text:style-name="T1">tāpēc</text:span></text:p></office:annotation>tapēc<office:annotation-end office:name="__Annotation__1_2145712304"/> visu valstu klubi sacenšas savā starpā.</text:p>
      <text:p text:style-name="P1">U21 Čempionu Kausā piedalās arī lielo valstu otro vietu ieguvēji. Lai pārliecinātos, vai jūsu valsts ir viena no tām, pārbaudiet U21 kausa lapā saiti uz U21 Čempionu Kausu.</text:p>
      <text:p text:style-name="P1">Abi pagājušā gada U21 <office:annotation office:name="__Annotation__3_2145712304"><dc:creator>Nezināms autors</dc:creator><dc:date>2018-11-11T18:28:27.262000000</dc:date><text:p text:style-name="P4"><text:span text:style-name="T1">finālisti, ja</text:span></text:p></office:annotation>finālisti,ja<office:annotation-end office:name="__Annotation__3_2145712304"/> tiem neizdodas kvalificēties no savas valsts, arī garantē vietu šajā turnīrā.</text:p>
      <text:h text:style-name="P2" text:outline-level="3">Formāts</text:h>
      <text:p text:style-name="P1">Šis turnīrs tiek izspēlēts tāpat kā U21 vietējais kauss. Komandu izsēšana balstās uz komandu popularitāti. Komandas ar lielāku popularitāti turnīru sāk vēlāk.</text:p>
      <text:h text:style-name="P2" text:outline-level="3">Spēlētāju pieredze</text:h>
      <text:p text:style-name="P1">Katrs spēlētājs var gūt 600 pieredzes punktus par pirmajām trīs U21 Čempionu Kausa spēlēm katru sezon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26:38.037000000</meta:creation-date>
    <dc:date>2018-11-11T18:30:28.505000000</dc:date>
    <meta:editing-duration>PT3M50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9" meta:word-count="116" meta:character-count="852" meta:non-whitespace-character-count="745"/>
  </office:meta>
</office:document-meta>
</file>